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1.254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  <table:content-validation table:name="val2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1">
          <table:table-cell table:style-name="ce2" office:value-type="string" calcext:value-type="string">
            <text:p>Ros</text:p>
          </table:table-cell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2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2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little concern for oth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always prepare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talk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interested in people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eave their belongings a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relaxed most of the tim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y attention to detail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vivid imagination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ympathize with others' feelings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ke a mess of th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not interested in abstract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conversa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not interested in other people's problem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easily disturbed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excellent idea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oft heart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have a good imagination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not really interested in others.</text:p>
          </table:table-cell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ange their mood a lot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quick to understand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themself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time out for others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<text:span text:style-name="T1">Shirk their</text:span> dutie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difficult word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mind being the center of attention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ollow a schedule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24" table:content-validation-name="val1" table:number-columns-repeated="2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ey are quiet around strangers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at ease.</text:p>
          </table:table-cell>
          <table:table-cell table:style-name="ce24" table:content-validation-name="val1" table:number-columns-repeated="4"/>
          <table:table-cell table:style-name="ce2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hey are exacting in their work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24" table:content-validation-name="val1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ey are full of ideas.</text:p>
          </table:table-cell>
          <table:table-cell table:style-name="ce24" table:content-validation-name="val1" table:number-columns-repeated="3"/>
          <table:table-cell table:style-name="ce24" table:content-validation-name="val1" office:value-type="string" calcext:value-type="string">
            <text:p>x</text:p>
          </table:table-cell>
          <table:table-cell table:style-name="ce24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4" calcext:value-type="float">
            <text:p>4</text:p>
          </table:table-cell>
        </table:table-row>
        <table:table-row table:style-name="ro3">
          <table:table-cell/>
          <table:table-cell table:style-name="ce21" table:content-validation-name="val2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3">
          <table:table-cell table:number-columns-repeated="41"/>
        </table:table-row>
        <table:table-row table:style-name="ro3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number-columns-repeated="7"/>
          <table:table-cell table:style-name="Default" table:number-columns-repeated="4"/>
          <table:table-cell table:number-columns-repeated="29"/>
        </table:table-row>
        <table:table-row table:style-name="ro3" table:number-rows-repeated="2">
          <table:table-cell table:number-columns-repeated="41"/>
        </table:table-row>
        <table:table-row table:style-name="ro4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3">
          <table:table-cell/>
          <table:table-cell table:style-name="ce8" table:number-columns-repeated="2"/>
          <table:table-cell table:number-columns-repeated="38"/>
        </table:table-row>
        <table:table-row table:style-name="ro3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3" table:number-rows-repeated="6">
          <table:table-cell table:number-columns-repeated="41"/>
        </table:table-row>
        <table:table-row table:style-name="ro3">
          <table:table-cell/>
          <table:table-cell table:style-name="Default" table:number-columns-repeated="4"/>
          <table:table-cell table:number-columns-repeated="36"/>
        </table:table-row>
        <table:table-row table:style-name="ro3" table:number-rows-repeated="24">
          <table:table-cell table:number-columns-repeated="41"/>
        </table:table-row>
        <table:table-row table:style-name="ro3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Ros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40" calcext:value-type="float">
            <text:p>40</text:p>
          </table:table-cell>
          <table:table-cell table:formula="of:=PRODUCT(ORG.LIBREOFFICE.RAWSUBTRACT( [.B102];5);2)" office:value-type="float" office:value="70" calcext:value-type="float">
            <text:p>7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High" calcext:value-type="string">
            <text:p>High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47" calcext:value-type="float">
            <text:p>47</text:p>
          </table:table-cell>
          <table:table-cell table:formula="of:=PRODUCT(ORG.LIBREOFFICE.RAWSUBTRACT( [.B103];5);2)" office:value-type="float" office:value="84" calcext:value-type="float">
            <text:p>84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High" calcext:value-type="string">
            <text:p>Very High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36" calcext:value-type="float">
            <text:p>36</text:p>
          </table:table-cell>
          <table:table-cell table:formula="of:=PRODUCT(ORG.LIBREOFFICE.RAWSUBTRACT( [.B104];5);2)" office:value-type="float" office:value="62" calcext:value-type="float">
            <text:p>62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A Little High" calcext:value-type="string">
            <text:p>A Little High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25" calcext:value-type="float">
            <text:p>25</text:p>
          </table:table-cell>
          <table:table-cell table:formula="of:=PRODUCT(ORG.LIBREOFFICE.RAWSUBTRACT( [.B105];5);2)" office:value-type="float" office:value="40" calcext:value-type="float">
            <text:p>4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A Little Low" calcext:value-type="string">
            <text:p>A Little Low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30" calcext:value-type="float">
            <text:p>30</text:p>
          </table:table-cell>
          <table:table-cell table:formula="of:=PRODUCT(ORG.LIBREOFFICE.RAWSUBTRACT( [.B106];5);2)" office:value-type="float" office:value="50" calcext:value-type="float">
            <text:p>5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Average" calcext:value-type="string">
            <text:p>Average</text:p>
          </table:table-cell>
          <table:table-cell table:number-columns-repeated="37"/>
        </table:table-row>
        <table:table-row table:style-name="ro3" table:number-rows-repeated="18">
          <table:table-cell table:number-columns-repeated="41"/>
        </table:table-row>
        <table:table-row table:style-name="ro3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3" table:number-rows-repeated="1048450">
          <table:table-cell table:number-columns-repeated="41"/>
        </table:table-row>
        <table:table-row table:style-name="ro3">
          <table:table-cell table:number-columns-repeated="41"/>
        </table:table-row>
      </table:table>
      <table:table table:name="Score Values for .csv" table:style-name="ta1">
        <office:forms form:automatic-focus="false" form:apply-design-mode="false"/>
        <table:table-column table:style-name="co22" table:default-cell-style-name="Default"/>
        <table:table-column table:style-name="co4" table:number-columns-repeated="3" table:default-cell-style-name="Default"/>
        <table:table-row table:style-name="ro3">
          <table:table-cell office:value-type="string" calcext:value-type="string">
            <text:p>Ros</text:p>
          </table:table-cell>
          <table:table-cell office:value-type="string" calcext:value-type="string">
            <text:p><text:span text:style-name="T4">Raw </text:span>10-5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Extraversion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Agreeableness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onscientiousness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euroticism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pen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3:57:26.854578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1T14:20:29.290893953</dc:date>
    <meta:editing-duration>PT17H3M33S</meta:editing-duration>
    <meta:editing-cycles>66</meta:editing-cycles>
    <meta:generator>LibreOffice/6.4.6.2$Linux_X86_64 LibreOffice_project/40$Build-2</meta:generator>
    <meta:document-statistic meta:table-count="2" meta:cell-count="628" meta:object-count="0"/>
  </office:meta>
</office:document-meta>
</file>